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63C0000547000006D3E4B6D1C483D688392.svg" manifest:media-type="image/svg+xml"/>
  <manifest:file-entry manifest:full-path="Pictures/100002010000026E0000032491C6F0A98DC55301.png" manifest:media-type="image/png"/>
  <manifest:file-entry manifest:full-path="Pictures/10004F5D00000000000000000812F035A820434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solid" draw:fill-color="#cc9900" draw:textarea-horizontal-align="justify" draw:textarea-vertical-align="middle" draw:auto-grow-height="false" fo:min-height="1.597cm" fo:min-width="0.969cm"/>
    </style:style>
    <style:style style:name="gr3" style:family="graphic" style:parent-style-name="standard">
      <style:graphic-properties draw:stroke="none" svg:stroke-color="#000000" draw:fill="none" draw:fill-color="#ffffff" fo:min-height="0.759cm"/>
    </style:style>
    <style:style style:name="gr4" style:family="graphic" style:parent-style-name="objectwithoutfill">
      <style:graphic-properties svg:stroke-width="0.081cm" svg:stroke-color="#ffffff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stroke-dash="Line_20_Style_20_9" svg:stroke-width="0.081cm" svg:stroke-color="#ffffff" draw:marker-start-width="0.321cm" draw:marker-end-width="0.321cm" draw:fill="none" draw:fill-color="#3399ff" draw:textarea-horizontal-align="justify" draw:textarea-vertical-align="middle" draw:auto-grow-height="false" fo:min-height="1.067cm" fo:min-width="1.773cm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35cm" svg:stroke-color="#fffff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ffffff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draw:stroke-dash="Line_20_Style_20_9" svg:stroke-width="0.081cm" svg:stroke-color="#ffffff" draw:marker-start-width="0.321cm" draw:marker-end-width="0.321cm" draw:fill="solid" draw:fill-color="#009999" draw:textarea-horizontal-align="justify" draw:textarea-vertical-align="middle" draw:auto-grow-height="false" fo:min-height="1.067cm" fo:min-width="14.025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Line_20_Style_20_9" svg:stroke-width="0.081cm" svg:stroke-color="#ffffff" draw:marker-start-width="0.321cm" draw:marker-end-width="0.321cm" draw:fill="none" draw:fill-color="#3399ff" draw:textarea-horizontal-align="justify" draw:textarea-vertical-align="middle" draw:auto-grow-height="false" fo:min-height="0.278cm" fo:min-width="0.249cm" fo:padding-top="0.165cm" fo:padding-bottom="0.165cm" fo:padding-left="0.29cm" fo:padding-right="0.29cm"/>
    </style:style>
    <style:style style:name="P1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text-shadow="none"/>
    </style:style>
    <style:style style:name="P3" style:family="paragraph">
      <loext:graphic-properties draw:fill="solid" draw:fill-color="#cc9900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Courier 10 Pitch1" fo:font-size="18pt" fo:text-shadow="none" fo:font-weight="bold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fo:text-shadow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text-shadow="none"/>
    </style:style>
    <style:style style:name="P8" style:family="paragraph">
      <loext:graphic-properties draw:fill="none"/>
      <style:paragraph-properties fo:text-align="center" style:writing-mode="lr-tb"/>
      <style:text-properties fo:text-shadow="none"/>
    </style:style>
    <style:style style:name="P9" style:family="paragraph">
      <loext:graphic-properties draw:fill="none"/>
      <style:paragraph-properties fo:text-align="center"/>
      <style:text-properties fo:text-shadow="none"/>
    </style:style>
    <style:style style:name="P10" style:family="paragraph">
      <loext:graphic-properties draw:fill="none" draw:fill-color="#3399ff"/>
      <style:paragraph-properties fo:margin-left="0cm" fo:margin-right="1cm" fo:margin-top="1cm" fo:margin-bottom="1cm" fo:text-align="center" fo:text-indent="0cm" style:writing-mode="lr-tb"/>
      <style:text-properties fo:text-shadow="none"/>
    </style:style>
    <style:style style:name="P11" style:family="paragraph">
      <loext:graphic-properties draw:fill="solid" draw:fill-color="#009999"/>
      <style:paragraph-properties fo:margin-left="0cm" fo:margin-right="1cm" fo:margin-top="1cm" fo:margin-bottom="1cm" fo:text-align="center" fo:text-indent="0cm" style:writing-mode="lr-tb"/>
      <style:text-properties fo:text-shadow="none"/>
    </style:style>
    <style:style style:name="P12" style:family="paragraph">
      <style:paragraph-properties fo:text-align="center" style:writing-mode="lr-tb"/>
      <style:text-properties fo:font-size="14pt" fo:text-shadow="none" style:font-size-asian="14pt" style:font-size-complex="14pt"/>
    </style:style>
    <style:style style:name="P13" style:family="paragraph">
      <loext:graphic-properties draw:fill="none" draw:fill-color="#3399ff"/>
      <style:paragraph-properties fo:margin-left="0cm" fo:margin-right="1cm" fo:margin-top="1cm" fo:margin-bottom="1cm" fo:text-align="center" fo:text-indent="0cm" style:writing-mode="lr-tb"/>
      <style:text-properties fo:font-size="14pt" fo:text-shadow="none" style:font-size-asian="14pt" style:font-size-complex="14pt"/>
    </style:style>
    <style:style style:name="P14" style:family="paragraph">
      <style:paragraph-properties fo:text-align="center" style:writing-mode="lr-tb"/>
      <style:text-properties fo:font-size="10pt" fo:text-shadow="none" style:font-size-asian="10pt" style:font-size-complex="10pt"/>
    </style:style>
    <style:style style:name="P15" style:family="paragraph">
      <loext:graphic-properties draw:fill="none" draw:fill-color="#3399ff"/>
      <style:paragraph-properties fo:margin-left="0cm" fo:margin-right="1cm" fo:margin-top="1cm" fo:margin-bottom="1cm" fo:text-align="center" fo:text-indent="0cm" style:writing-mode="lr-tb"/>
      <style:text-properties fo:font-size="10pt" fo:text-shadow="none" style:font-size-asian="10pt" style:font-size-complex="1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ourier 10 Pitch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Courier 10 Pitch1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Courier 10 Pitch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842cm" svg:y1="12.268cm" svg:x2="16.875cm" svg:y2="12.268cm">
          <text:p/>
        </draw:line>
        <draw:g>
          <draw:custom-shape draw:style-name="gr2" draw:text-style-name="P3" draw:layer="layout" svg:width="2.413cm" svg:height="2.413cm" svg:x="3.032cm" svg:y="3.794cm">
            <text:p text:style-name="P2"><text:span text:style-name="T1">Node</text:span></text:p>
            <text:p text:style-name="P2"><text:span text:style-name="T1">CF</text:span></text:p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3" draw:text-style-name="P5" draw:layer="layout" svg:width="2.286cm" svg:height="1.009cm" svg:x="3.059cm" svg:y="1.862cm">
            <draw:text-box>
              <text:p text:style-name="P4"><text:span text:style-name="T1">USA</text:span></text:p>
            </draw:text-box>
          </draw:frame>
          <draw:line draw:style-name="gr4" draw:text-style-name="P6" draw:layer="layout" svg:x1="4.236cm" svg:y1="2.651cm" svg:x2="4.236cm" svg:y2="3.756cm">
            <text:p/>
          </draw:line>
        </draw:g>
        <draw:g>
          <draw:custom-shape draw:style-name="gr2" draw:text-style-name="P3" draw:layer="layout" svg:width="2.413cm" svg:height="2.413cm" svg:x="6.032cm" svg:y="3.795cm">
            <text:p text:style-name="P2"><text:span text:style-name="T1">Node</text:span></text:p>
            <text:p text:style-name="P2"><text:span text:style-name="T1">CF</text:span></text:p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3" draw:text-style-name="P5" draw:layer="layout" svg:width="2.286cm" svg:height="1.009cm" svg:x="6.059cm" svg:y="1.863cm">
            <draw:text-box>
              <text:p text:style-name="P4"><text:span text:style-name="T1">CN</text:span></text:p>
            </draw:text-box>
          </draw:frame>
          <draw:line draw:style-name="gr4" draw:text-style-name="P6" draw:layer="layout" svg:x1="7.236cm" svg:y1="2.651cm" svg:x2="7.236cm" svg:y2="3.757cm">
            <text:p/>
          </draw:line>
        </draw:g>
        <draw:g>
          <draw:custom-shape draw:style-name="gr2" draw:text-style-name="P3" draw:layer="layout" svg:width="2.413cm" svg:height="2.413cm" svg:x="9.032cm" svg:y="3.795cm">
            <text:p text:style-name="P2"><text:span text:style-name="T1">Node</text:span></text:p>
            <text:p text:style-name="P2"><text:span text:style-name="T1">CF</text:span></text:p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3" draw:text-style-name="P5" draw:layer="layout" svg:width="2.286cm" svg:height="1.009cm" svg:x="9.059cm" svg:y="1.863cm">
            <draw:text-box>
              <text:p text:style-name="P4"><text:span text:style-name="T1">EU</text:span></text:p>
            </draw:text-box>
          </draw:frame>
          <draw:line draw:style-name="gr4" draw:text-style-name="P6" draw:layer="layout" svg:x1="10.236cm" svg:y1="2.651cm" svg:x2="10.236cm" svg:y2="3.757cm">
            <text:p/>
          </draw:line>
        </draw:g>
        <draw:g>
          <draw:custom-shape draw:style-name="gr2" draw:text-style-name="P3" draw:layer="layout" svg:width="2.413cm" svg:height="2.413cm" svg:x="12.032cm" svg:y="3.795cm">
            <text:p text:style-name="P2"><text:span text:style-name="T1">Node</text:span></text:p>
            <text:p text:style-name="P2"><text:span text:style-name="T1">CF</text:span></text:p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3" draw:text-style-name="P5" draw:layer="layout" svg:width="2.286cm" svg:height="1.009cm" svg:x="12.059cm" svg:y="1.863cm">
            <draw:text-box>
              <text:p text:style-name="P4"><text:span text:style-name="T1">RU</text:span></text:p>
            </draw:text-box>
          </draw:frame>
          <draw:line draw:style-name="gr4" draw:text-style-name="P6" draw:layer="layout" svg:x1="13.236cm" svg:y1="2.778cm" svg:x2="13.236cm" svg:y2="3.757cm">
            <text:p/>
          </draw:line>
        </draw:g>
        <draw:g>
          <draw:custom-shape draw:style-name="gr2" draw:text-style-name="P3" draw:layer="layout" svg:width="2.413cm" svg:height="2.413cm" svg:x="15.032cm" svg:y="3.795cm">
            <text:p text:style-name="P2"><text:span text:style-name="T1">Node</text:span></text:p>
            <text:p text:style-name="P2"><text:span text:style-name="T1">CF</text:span></text:p>
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</draw:custom-shape>
          <draw:frame draw:style-name="gr3" draw:text-style-name="P5" draw:layer="layout" svg:width="2.286cm" svg:height="1.009cm" svg:x="15.165cm" svg:y="0.727cm">
            <draw:text-box>
              <text:p text:style-name="P4"><text:span text:style-name="T1">AU</text:span></text:p>
            </draw:text-box>
          </draw:frame>
          <draw:line draw:style-name="gr4" draw:text-style-name="P6" draw:layer="layout" svg:x1="16.24cm" svg:y1="1.508cm" svg:x2="16.236cm" svg:y2="3.757cm">
            <text:p/>
          </draw:line>
        </draw:g>
        <draw:frame draw:style-name="gr5" draw:text-style-name="P6" draw:layer="layout" svg:width="0.001cm" svg:height="0.001cm" svg:x="10.549cm" svg:y="7.442cm">
          <draw:image xlink:href="Pictures/10004F5D00000000000000000812F035A820434C.svg" xlink:type="simple" xlink:show="embed" xlink:actuate="onLoad">
            <text:p/>
          </draw:image>
        </draw:frame>
        <draw:frame draw:style-name="gr6" draw:text-style-name="P8" draw:layer="layout" svg:width="3.048cm" svg:height="3.944cm" svg:x="5.826cm" svg:y="9.636cm">
          <draw:image xlink:href="Pictures/1000163C0000547000006D3E4B6D1C483D688392.svg" xlink:type="simple" xlink:show="embed" xlink:actuate="onLoad">
            <text:p text:style-name="P7"><text:span text:style-name="T1">Happy</text:span></text:p>
            <text:p text:style-name="P7"><text:span text:style-name="T1">Drupal</text:span></text:p>
          </draw:image>
          <draw:image xlink:href="Pictures/100002010000026E0000032491C6F0A98DC55301.png" xlink:type="simple" xlink:show="embed" xlink:actuate="onLoad"/>
        </draw:frame>
        <draw:frame draw:style-name="gr6" draw:text-style-name="P9" draw:layer="layout" svg:width="3.048cm" svg:height="3.944cm" svg:x="9.126cm" svg:y="9.636cm">
          <draw:image xlink:href="Pictures/1000163C0000547000006D3E4B6D1C483D688392.svg" xlink:type="simple" xlink:show="embed" xlink:actuate="onLoad">
            <text:p text:style-name="P7"><text:span text:style-name="T1">Happy</text:span></text:p>
            <text:p text:style-name="P7"><text:span text:style-name="T1">Drupal</text:span></text:p>
          </draw:image>
          <draw:image xlink:href="Pictures/100002010000026E0000032491C6F0A98DC55301.png" xlink:type="simple" xlink:show="embed" xlink:actuate="onLoad"/>
        </draw:frame>
        <draw:frame draw:style-name="gr6" draw:text-style-name="P9" draw:layer="layout" svg:width="3.048cm" svg:height="3.944cm" svg:x="12.426cm" svg:y="9.636cm">
          <draw:image xlink:href="Pictures/1000163C0000547000006D3E4B6D1C483D688392.svg" xlink:type="simple" xlink:show="embed" xlink:actuate="onLoad">
            <text:p text:style-name="P7"><text:span text:style-name="T1">Happy</text:span></text:p>
            <text:p text:style-name="P7"><text:span text:style-name="T1">Drupal</text:span></text:p>
          </draw:image>
          <draw:image xlink:href="Pictures/100002010000026E0000032491C6F0A98DC55301.png" xlink:type="simple" xlink:show="embed" xlink:actuate="onLoad"/>
        </draw:frame>
        <draw:custom-shape draw:style-name="gr7" draw:text-style-name="P10" draw:layer="layout" svg:width="2.353cm" svg:height="1.397cm" svg:x="17.002cm" svg:y="10.906cm">
          <text:p text:style-name="P7"><text:span text:style-name="T1">purge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7.256cm" svg:y1="10.271cm" svg:x2="17.256cm" svg:y2="8.664cm">
          <text:p/>
        </draw:line>
        <draw:line draw:style-name="gr8" draw:text-style-name="P1" draw:layer="layout" svg:x1="18.907cm" svg:y1="5.169cm" svg:x2="17.532cm" svg:y2="5.169cm">
          <text:p/>
        </draw:line>
        <draw:line draw:style-name="gr9" draw:text-style-name="P1" draw:layer="layout" svg:x1="18.897cm" svg:y1="5.157cm" svg:x2="18.897cm" svg:y2="10.271cm">
          <text:p/>
        </draw:line>
        <draw:line draw:style-name="gr8" draw:text-style-name="P1" draw:layer="layout" svg:x1="10.398cm" svg:y1="8.62cm" svg:x2="10.425cm" svg:y2="9.636cm">
          <text:p/>
        </draw:line>
        <draw:line draw:style-name="gr8" draw:text-style-name="P1" draw:layer="layout" svg:x1="10.398cm" svg:y1="8.596cm" svg:x2="7.477cm" svg:y2="9.636cm">
          <text:p/>
        </draw:line>
        <draw:line draw:style-name="gr8" draw:text-style-name="P1" draw:layer="layout" svg:x1="10.398cm" svg:y1="8.596cm" svg:x2="13.827cm" svg:y2="9.763cm">
          <text:p/>
        </draw:line>
        <draw:line draw:style-name="gr8" draw:text-style-name="P1" draw:layer="layout" svg:x1="10.271cm" svg:y1="6.207cm" svg:x2="10.271cm" svg:y2="6.969cm">
          <text:p/>
        </draw:line>
        <draw:line draw:style-name="gr8" draw:text-style-name="P1" draw:layer="layout" svg:x1="13.271cm" svg:y1="6.198cm" svg:x2="13.271cm" svg:y2="6.96cm">
          <text:p/>
        </draw:line>
        <draw:line draw:style-name="gr8" draw:text-style-name="P1" draw:layer="layout" svg:x1="16.271cm" svg:y1="6.198cm" svg:x2="16.271cm" svg:y2="6.96cm">
          <text:p/>
        </draw:line>
        <draw:line draw:style-name="gr8" draw:text-style-name="P1" draw:layer="layout" svg:x1="7.271cm" svg:y1="6.198cm" svg:x2="7.271cm" svg:y2="6.96cm">
          <text:p/>
        </draw:line>
        <draw:line draw:style-name="gr8" draw:text-style-name="P1" draw:layer="layout" svg:x1="4.271cm" svg:y1="6.198cm" svg:x2="4.271cm" svg:y2="6.96cm">
          <text:p/>
        </draw:line>
        <draw:custom-shape draw:style-name="gr10" draw:text-style-name="P11" draw:layer="layout" svg:width="14.605cm" svg:height="1.397cm" svg:x="3.032cm" svg:y="7.223cm">
          <text:p text:style-name="P7"><text:span text:style-name="T1">varnishd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829cm" svg:height="0.608cm" svg:x="18.526cm" svg:y="10.297cm">
          <text:p text:style-name="P12"><text:span text:style-name="T2">cf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0.829cm" svg:height="0.608cm" svg:x="17.002cm" svg:y="10.297cm">
          <text:p text:style-name="P14"><text:span text:style-name="T3">va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4.808cm" style:print-orientation="landscape"/>
    </style:page-layout>
    <style:style style:name="Mdp1" style:family="drawing-page">
      <style:drawing-page-properties draw:background-size="border" draw:fill="none" draw:fill-color="#ff00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6:40:28.479338461</meta:creation-date>
    <meta:editing-duration>PT20M41S</meta:editing-duration>
    <meta:editing-cycles>6</meta:editing-cycles>
    <meta:generator>LibreOffice/5.2.0.1$Linux_X86_64 LibreOffice_project/20m0$Build-1</meta:generator>
    <dc:date>2016-07-18T17:32:26.814127010</dc:date>
    <meta:document-statistic meta:object-count="40"/>
  </office:meta>
</office:document-meta>
</file>